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1cm" svg:y="1.012cm">
          <text:p text:style-name="P1">parent</text:p>
        </draw:rect>
        <draw:rect draw:style-name="gr1" draw:text-style-name="P1" draw:layer="layout" svg:width="5.08cm" svg:height="2.54cm" svg:x="1cm" svg:y="3.552cm">
          <text:p text:style-name="P1">child1</text:p>
        </draw:rect>
        <draw:rect draw:style-name="gr1" draw:text-style-name="P1" draw:layer="layout" svg:width="5.08cm" svg:height="2.54cm" draw:transform="rotate (-1.5660839378154) translate (8.596cm 1cm)">
          <text:p text:style-name="P1">child3</text:p>
        </draw:rect>
        <draw:rect draw:style-name="gr1" draw:text-style-name="P1" draw:layer="layout" svg:width="5.08cm" svg:height="2.54cm" draw:transform="rotate (-1.5660839378154) translate (11.136cm 1.012cm)">
          <text:p text:style-name="P1">child2</text:p>
        </draw:rect>
        <draw:line draw:style-name="gr2" draw:text-style-name="P1" draw:layer="layout" svg:x1="3.54cm" svg:y1="4.822cm" svg:x2="9.89cm" svg:y2="3.552cm">
          <text:p/>
        </draw:line>
        <draw:line draw:style-name="gr2" draw:text-style-name="P1" draw:layer="layout" svg:x1="7.35cm" svg:y1="3.552cm" svg:x2="9.89cm" svg:y2="3.552cm">
          <text:p/>
        </draw:line>
        <draw:line draw:style-name="gr2" draw:text-style-name="P1" draw:layer="layout" svg:x1="3.54cm" svg:y1="2.282cm" svg:x2="7.35cm" svg:y2="3.552cm">
          <text:p/>
        </draw:line>
        <draw:ellipse draw:style-name="gr1" draw:text-style-name="P1" draw:layer="layout" svg:width="2.681cm" svg:height="1.341cm" svg:x="4.763cm" svg:y="6.715cm">
          <text:p text:style-name="P1">child1</text:p>
        </draw:ellipse>
        <draw:ellipse draw:style-name="gr1" draw:text-style-name="P1" draw:layer="layout" svg:width="2.682cm" svg:height="1.341cm" svg:x="1.635cm" svg:y="6.715cm">
          <text:p text:style-name="P1">parent</text:p>
        </draw:ellipse>
        <draw:ellipse draw:style-name="gr1" draw:text-style-name="P1" draw:layer="layout" svg:width="2.682cm" svg:height="1.341cm" svg:x="11.018cm" svg:y="6.715cm">
          <text:p text:style-name="P1">child3</text:p>
        </draw:ellipse>
        <draw:ellipse draw:style-name="gr1" draw:text-style-name="P1" draw:layer="layout" svg:width="2.681cm" svg:height="1.341cm" svg:x="7.891cm" svg:y="6.715cm">
          <text:p text:style-name="P1">child2</text:p>
        </draw:ellipse>
        <draw:line draw:style-name="gr2" draw:text-style-name="P1" draw:layer="layout" svg:x1="2.082cm" svg:y1="8.502cm" svg:x2="13.7cm" svg:y2="8.502cm">
          <text:p/>
        </draw:line>
        <draw:ellipse draw:style-name="gr1" draw:text-style-name="P1" draw:layer="layout" svg:width="2.681cm" svg:height="1.34cm" svg:x="4.763cm" svg:y="8.95cm">
          <text:p text:style-name="P1">child1</text:p>
        </draw:ellipse>
        <draw:ellipse draw:style-name="gr1" draw:text-style-name="P1" draw:layer="layout" svg:width="2.682cm" svg:height="1.34cm" svg:x="1.635cm" svg:y="8.95cm">
          <text:p text:style-name="P1">parent</text:p>
        </draw:ellipse>
        <draw:ellipse draw:style-name="gr1" draw:text-style-name="P1" draw:layer="layout" svg:width="2.682cm" svg:height="1.34cm" svg:x="11.018cm" svg:y="8.95cm">
          <text:p text:style-name="P1">child3</text:p>
        </draw:ellipse>
        <draw:ellipse draw:style-name="gr1" draw:text-style-name="P1" draw:layer="layout" svg:width="2.681cm" svg:height="1.341cm" svg:x="4.763cm" svg:y="10.737cm">
          <text:p text:style-name="P1">child2</text:p>
        </draw:ellipse>
        <draw:line draw:style-name="gr2" draw:text-style-name="P1" draw:layer="layout" svg:x1="2.082cm" svg:y1="12.524cm" svg:x2="13.7cm" svg:y2="12.524cm">
          <text:p/>
        </draw:line>
        <draw:line draw:style-name="gr3" draw:text-style-name="P1" draw:layer="layout" svg:x1="6.104cm" svg:y1="10.29cm" svg:x2="6.104cm" svg:y2="10.737cm">
          <text:p/>
        </draw:line>
        <draw:ellipse draw:style-name="gr1" draw:text-style-name="P1" draw:layer="layout" svg:width="2.681cm" svg:height="1.34cm" svg:x="4.763cm" svg:y="12.971cm">
          <text:p text:style-name="P1">child1</text:p>
        </draw:ellipse>
        <draw:ellipse draw:style-name="gr1" draw:text-style-name="P1" draw:layer="layout" svg:width="2.682cm" svg:height="1.34cm" svg:x="1.635cm" svg:y="12.971cm">
          <text:p text:style-name="P1">parent</text:p>
        </draw:ellipse>
        <draw:ellipse draw:style-name="gr1" draw:text-style-name="P1" draw:layer="layout" svg:width="2.68cm" svg:height="1.341cm" svg:x="4.745cm" svg:y="16.545cm">
          <text:p text:style-name="P1">child3</text:p>
        </draw:ellipse>
        <draw:ellipse draw:style-name="gr1" draw:text-style-name="P1" draw:layer="layout" svg:width="2.681cm" svg:height="1.34cm" svg:x="4.763cm" svg:y="14.758cm">
          <text:p text:style-name="P1">child2</text:p>
        </draw:ellipse>
        <draw:line draw:style-name="gr2" draw:text-style-name="P1" draw:layer="layout" svg:x1="2.082cm" svg:y1="18.242cm" svg:x2="13.7cm" svg:y2="18.242cm">
          <text:p/>
        </draw:line>
        <draw:line draw:style-name="gr3" draw:text-style-name="P1" draw:layer="layout" svg:x1="6.104cm" svg:y1="14.311cm" svg:x2="6.104cm" svg:y2="14.758cm">
          <text:p/>
        </draw:line>
        <draw:line draw:style-name="gr3" draw:text-style-name="P1" draw:layer="layout" svg:x1="6.049cm" svg:y1="16.099cm" svg:x2="6.049cm" svg:y2="16.546cm">
          <text:p/>
        </draw:line>
        <draw:ellipse draw:style-name="gr1" draw:text-style-name="P1" draw:layer="layout" svg:width="2.681cm" svg:height="1.34cm" svg:x="1.653cm" svg:y="20.685cm">
          <text:p text:style-name="P1">child1</text:p>
        </draw:ellipse>
        <draw:ellipse draw:style-name="gr1" draw:text-style-name="P1" draw:layer="layout" svg:width="2.682cm" svg:height="1.34cm" svg:x="1.635cm" svg:y="18.78cm">
          <text:p text:style-name="P1">parent</text:p>
        </draw:ellipse>
        <draw:ellipse draw:style-name="gr1" draw:text-style-name="P1" draw:layer="layout" svg:width="2.68cm" svg:height="1.341cm" svg:x="1.635cm" svg:y="24.259cm">
          <text:p text:style-name="P1">child3</text:p>
        </draw:ellipse>
        <draw:ellipse draw:style-name="gr1" draw:text-style-name="P1" draw:layer="layout" svg:width="2.681cm" svg:height="1.34cm" svg:x="1.653cm" svg:y="22.472cm">
          <text:p text:style-name="P1">child2</text:p>
        </draw:ellipse>
        <draw:line draw:style-name="gr3" draw:text-style-name="P1" draw:layer="layout" svg:x1="2.994cm" svg:y1="22.025cm" svg:x2="2.994cm" svg:y2="22.472cm">
          <text:p/>
        </draw:line>
        <draw:line draw:style-name="gr3" draw:text-style-name="P1" draw:layer="layout" svg:x1="2.939cm" svg:y1="23.813cm" svg:x2="2.939cm" svg:y2="24.26cm">
          <text:p/>
        </draw:line>
        <draw:line draw:style-name="gr3" draw:text-style-name="P1" draw:layer="layout" svg:x1="3.009cm" svg:y1="20.05cm" svg:x2="3.009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2-02T13:55:45</meta:creation-date>
    <dc:date>2012-02-03T07:44:42</dc:date>
    <meta:editing-duration>PT17H27M24S</meta:editing-duration>
    <meta:editing-cycles>1</meta:editing-cycles>
    <meta:document-statistic meta:object-count="32"/>
    <meta:generator>OpenOffice.org/3.1$Unix OpenOffice.org_project/310m19$Build-9420</meta:generator>
  </office:meta>
</office:document-meta>
</file>